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51658240" draw:style-name="a0" draw:name="Imagen1" text:anchor-type="paragraph" svg:x="0in" svg:y="0in" svg:width="6.18386in" svg:height="1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rgenis Bolivar</meta:initial-creator>
    <dc:creator>Comercial Nanocred</dc:creator>
    <meta:creation-date>2021-11-02T19:48:00Z</meta:creation-date>
    <dc:date>2021-11-02T19:48:00Z</dc:date>
    <meta:template xlink:href="Normal" xlink:type="simple"/>
    <meta:editing-cycles>2</meta:editing-cycles>
    <meta:editing-duration>PT0S</meta:editing-duration>
    <meta:document-statistic meta:page-count="4" meta:paragraph-count="1" meta:word-count="16" meta:character-count="104" meta:row-count="1" meta:non-whitespace-character-count="89"/>
  </office:meta>
</office:document-meta>
</file>